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f9070" officeooo:paragraph-rsid="001f907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3333ff" style:font-name="Arial1" fo:font-size="12pt" officeooo:rsid="001f9070" officeooo:paragraph-rsid="001f907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3333ff" style:font-name="Arial1" fo:font-size="12pt" officeooo:rsid="00202cb6" officeooo:paragraph-rsid="00202cb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LA BIBLIOTECA</text:p>
      <text:p text:style-name="P3"/>
      <text:p text:style-name="P2">Una biblioteca privada de gran volum, constituïda per socis-lectors que abonen una quota mensual, desitja informatitzar el seu funcionament i per això us demana que dissenyeu una base de dades que s'adeqüi a les seves necessitats.</text:p>
      <text:p text:style-name="P2"/>
      <text:p text:style-name="P3">1</text:p>
      <text:p text:style-name="P2">El títol de cada obra de l'esmentada biblioteca és únic, és a dir, obres diferents tenen títols diferents. En general, una obra ha estat escrita per un o més autors en un ordre que figura en les primeres pàgines de l'obra, i una obra pot constar de diversos volums o toms.</text:p>
      <text:p text:style-name="P2"/>
      <text:p text:style-name="P4">2</text:p>
      <text:p text:style-name="P2">A més, a causa de l'elevat nombre d'assidus lectors, es disposa de diversos exemplars de les obres més populars, encara que de vegades no de tots els volums o toms.</text:p>
      <text:p text:style-name="P2">Particularment en obres de caràcter científic s'han d'anar incorporant noves edicions de determinades obres, que lògicament, interessen molt més.</text:p>
      <text:p text:style-name="P2"/>
      <text:p text:style-name="P4">3</text:p>
      <text:p text:style-name="P2">Alguns socis sol·liciten les obres especificant el seu títol exacte, però uns altres simplement recorden un autor o autors, que no sempre és el primer o primers en la llista que figura en les primeres pàgines de l'obra corresponent.</text:p>
      <text:p text:style-name="P2"/>
      <text:p text:style-name="P4">4</text:p>
      <text:p text:style-name="P2">A causa del gran volum de llibres i a l'especialització d'alguns socis, es desitja poder accedir també per subtemes a diversos nivells; per exemple, si algú demana llibres sobre "informàtica", li apareixeran com subtemes "programació", "sistemes operatius", "bases de dades", "informàtica aplicada a medicina", etc .; I si demana llibres de "medicina", li apareixen els subtemes "anatomia", "patologia", "informàtica aplicada a medicina", etc.</text:p>
      <text:p text:style-name="P2"/>
      <text:p text:style-name="P2">Quan adquireix una obra, la biblioteca assigna a cada exemplar un número de referència, amb el qual entre altres coses es facilita la seva localització en el dipòsit de llibres.</text:p>
      <text:p text:style-name="P2"/>
      <text:p text:style-name="P4">5</text:p>
      <text:p text:style-name="P2">Cada soci té dret de retirar en préstec els llibres que desitgi, per un període de 15 dies prorrogables a altres 15 dies, sempre que els exemplars estiguin disponibles o no sol·licitats per altres socis. </text:p>
      <text:p text:style-name="P2"/>
      <text:p text:style-name="P4">6</text:p>
      <text:p text:style-name="P2">Si en sol·licitar una obra en préstec, aquesta no està disponible, el soci pot situar-se a la cua d'espera per ser avisat en qualsevol moment en què la seva sol·licitud pugui ser atesa (és a dir, quan un altre soci torni el llibre).</text:p>
      <text:p text:style-name="P2"/>
      <text:p text:style-name="P2">Els socis també poden consultar el llibre o llibres que desitgin a la sala de lectura magníficament condicionada al costat dels llibres.</text:p>
      <text:p text:style-name="P2">Dissenyar el model E-R (CHEN) correspon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9:15:32.464000000</meta:creation-date>
    <dc:date>2016-09-21T20:00:15.990000000</dc:date>
    <meta:editing-duration>PT20M37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18" meta:word-count="382" meta:character-count="2297" meta:non-whitespace-character-count="1932"/>
  </office:meta>
</office:document-meta>
</file>